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3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T1" style:family="text">
      <style:text-properties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 tuplas e os arrays são ambos tipos de dados utilizados para armazenar coleções de valores em Swift, porém diferem em vários aspectos:</text:p>
      <text:list text:style-name="L1">
        <text:list-item>
          <text:p text:style-name="P3"><text:span text:style-name="Strong_20_Emphasis"><text:span text:style-name="T1">Mutabilidade</text:span></text:span>:</text:p>
          <text:list>
            <text:list-item>
              <text:p text:style-name="P2"><text:span text:style-name="Strong_20_Emphasis"><text:span text:style-name="T1">Tuplas</text:span></text:span>: São imutáveis, o que significa que não podem ser modificadas após a criação. Os valores dentro de uma tupla são definidos no momento da criação e não podem ser alterados.</text:p>
            </text:list-item>
            <text:list-item>
              <text:p text:style-name="P2"><text:span text:style-name="Strong_20_Emphasis"><text:span text:style-name="T1">Arrays</text:span></text:span>: São mutáveis, permitindo adicionar, remover e modificar elementos após a criação.</text:p>
            </text:list-item>
          </text:list>
        </text:list-item>
        <text:list-item>
          <text:p text:style-name="P3"><text:span text:style-name="Strong_20_Emphasis"><text:span text:style-name="T1">Tipo de elementos</text:span></text:span>:</text:p>
          <text:list>
            <text:list-item>
              <text:p text:style-name="P2"><text:span text:style-name="Strong_20_Emphasis"><text:span text:style-name="T1">Tuplas</text:span></text:span>: Podem conter elementos de diferentes tipos. Por exemplo, uma tupla pode conter uma string, um número inteiro e um booleano.</text:p>
            </text:list-item>
            <text:list-item>
              <text:p text:style-name="P2"><text:span text:style-name="Strong_20_Emphasis"><text:span text:style-name="T1">Arrays</text:span></text:span>: Todos os elementos de um array devem ter o mesmo tipo. Por exemplo, um array pode conter apenas números inteiros ou apenas strings.</text:p>
            </text:list-item>
          </text:list>
        </text:list-item>
        <text:list-item>
          <text:p text:style-name="P3"><text:span text:style-name="Strong_20_Emphasis"><text:span text:style-name="T1">Acesso aos elementos</text:span></text:span>:</text:p>
          <text:list>
            <text:list-item>
              <text:p text:style-name="P2"><text:span text:style-name="Strong_20_Emphasis"><text:span text:style-name="T1">Tuplas</text:span></text:span>: Os elementos de uma tupla são acessados através de índices numéricos ou por desestruturação.</text:p>
            </text:list-item>
            <text:list-item>
              <text:p text:style-name="P2"><text:span text:style-name="Strong_20_Emphasis"><text:span text:style-name="T1">Arrays</text:span></text:span>: Os elementos de um array são acessados através de índices numéricos. Além disso, você pode usar métodos e propriedades específicas de arrays, como <text:span text:style-name="Source_20_Text"><text:span text:style-name="T1">append</text:span></text:span>, <text:span text:style-name="Source_20_Text"><text:span text:style-name="T1">remove</text:span></text:span>, <text:span text:style-name="Source_20_Text"><text:span text:style-name="T1">count</text:span></text:span>, entre outros.</text:p>
            </text:list-item>
          </text:list>
        </text:list-item>
        <text:list-item>
          <text:p text:style-name="P3"><text:span text:style-name="Strong_20_Emphasis"><text:span text:style-name="T1">Semântica</text:span></text:span>:</text:p>
          <text:list>
            <text:list-item>
              <text:p text:style-name="P2"><text:span text:style-name="Strong_20_Emphasis"><text:span text:style-name="T1">Tuplas</text:span></text:span>: São usadas frequentemente para agrupar valores relacionados, mas que não necessariamente formam uma coleção semântica como em um array. Por exemplo, coordenadas <text:span text:style-name="Source_20_Text"><text:span text:style-name="T1">(x, y)</text:span></text:span> ou informações de pessoa <text:span text:style-name="Source_20_Text"><text:span text:style-name="T1">(nome, idade, gênero)</text:span></text:span>.</text:p>
            </text:list-item>
            <text:list-item>
              <text:p text:style-name="P2"><text:span text:style-name="Strong_20_Emphasis"><text:span text:style-name="T1">Arrays</text:span></text:span>: São usados para armazenar coleções ordenadas de elementos do mesmo tipo. São ideais quando você precisa de uma lista de itens que podem crescer ou diminuir ao longo do tempo.</text:p>
            </text:list-item>
          </text:list>
        </text:list-item>
        <text:list-item>
          <text:p text:style-name="P3"><text:span text:style-name="Strong_20_Emphasis"><text:span text:style-name="T1">Performance</text:span></text:span>:</text:p>
          <text:list>
            <text:list-item>
              <text:p text:style-name="P2"><text:span text:style-name="Strong_20_Emphasis"><text:span text:style-name="T1">Tuplas</text:span></text:span>: Costumam ser mais eficientes em termos de memória e desempenho, especialmente para um pequeno número de elementos, pois são estruturas de dados mais simples.</text:p>
            </text:list-item>
            <text:list-item>
              <text:p text:style-name="P3"><text:span text:style-name="Strong_20_Emphasis"><text:span text:style-name="T1">Arrays</text:span></text:span>: Podem ser menos eficientes para um pequeno número de elementos devido ao overhead adicional associado à gestão da memória dinâmica.</text:p>
            </text:list-item>
          </text:list>
        </text:list-item>
      </text:list>
      <text:p text:style-name="P1">Em resumo, as tuplas são usadas quando você precisa de uma coleção fixa e heterogênea de valores, enquanto os arrays são usados para armazenar coleções mutáveis e homogêneas de elementos do mesmo tip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01:14:43.286372154</meta:creation-date>
    <meta:print-date>2024-05-12T01:15:40.022377418</meta:print-date>
    <meta:printed-by>PDF files</meta:printed-by>
    <dc:date>2024-05-12T01:16:41.568794835</dc:date>
    <meta:editing-duration>PT1M1S</meta:editing-duration>
    <meta:editing-cycles>1</meta:editing-cycles>
    <meta:document-statistic meta:table-count="0" meta:image-count="0" meta:object-count="0" meta:page-count="1" meta:paragraph-count="17" meta:word-count="321" meta:character-count="1968" meta:non-whitespace-character-count="1679"/>
    <meta:generator>LibreOffice/24.2.3.2$MacOSX_X86_64 LibreOffice_project/433d9c2ded56988e8a90e6b2e771ee4e6a5ab2ba</meta:generator>
  </office:meta>
</office:document-meta>
</file>